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249cm" fo:margin-left="-0.191cm" fo:margin-top="0cm" fo:margin-bottom="0cm" table:align="left" style:writing-mode="lr-tb"/>
    </style:style>
    <style:style style:name="Table1.A" style:family="table-column">
      <style:table-column-properties style:column-width="16.2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249cm" fo:margin-left="-0.191cm" fo:margin-top="0cm" fo:margin-bottom="0cm" table:align="left" style:writing-mode="lr-tb"/>
    </style:style>
    <style:style style:name="Table2.A" style:family="table-column">
      <style:table-column-properties style:column-width="16.24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249cm" fo:margin-left="-0.191cm" fo:margin-top="0cm" fo:margin-bottom="0cm" table:align="left" style:writing-mode="lr-tb"/>
    </style:style>
    <style:style style:name="Table3.A" style:family="table-column">
      <style:table-column-properties style:column-width="16.24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249cm" fo:margin-left="-0.191cm" fo:margin-top="0cm" fo:margin-bottom="0cm" table:align="left" style:writing-mode="lr-tb"/>
    </style:style>
    <style:style style:name="Table4.A" style:family="table-column">
      <style:table-column-properties style:column-width="16.24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249cm" fo:margin-left="-0.191cm" fo:margin-top="0cm" fo:margin-bottom="0cm" table:align="left" style:writing-mode="lr-tb"/>
    </style:style>
    <style:style style:name="Table5.A" style:family="table-column">
      <style:table-column-properties style:column-width="16.249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249cm" fo:margin-left="-0.191cm" fo:margin-top="0cm" fo:margin-bottom="0cm" table:align="left" style:writing-mode="lr-tb"/>
    </style:style>
    <style:style style:name="Table6.A" style:family="table-column">
      <style:table-column-properties style:column-width="16.249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c2cb4" officeooo:paragraph-rsid="000c2cb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paragraph-rsid="000b139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8pt" style:text-underline-style="solid" style:text-underline-width="auto" style:text-underline-color="font-color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6pt" style:text-underline-style="solid" style:text-underline-width="auto" style:text-underline-color="font-color" fo:font-weight="bold" officeooo:rsid="000c2cb4" officeooo:paragraph-rsid="000c2cb4" style:font-size-asian="5.25pt" style:font-weight-asian="bold" style:font-size-complex="6pt" style:font-weight-complex="bold"/>
    </style:style>
    <style:style style:name="P6" style:family="paragraph" style:parent-style-name="Standard">
      <style:paragraph-properties fo:margin-top="0cm" fo:margin-bottom="0.353cm" style:contextual-spacing="false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  <style:text-properties fo:font-size="26pt" style:text-underline-style="solid" style:text-underline-width="auto" style:text-underline-color="font-color" fo:font-weight="bold" officeooo:rsid="000eb6e7" officeooo:paragraph-rsid="000eb6e7" style:font-size-asian="22.75pt" style:font-weight-asian="bold" style:font-size-complex="26pt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font-size="13pt" style:font-size-asian="13pt" style:font-size-complex="13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15%" fo:text-align="justify" style:justify-single-word="false" fo:orphans="0" fo:widows="0" fo:hyphenation-ladder-count="no-limit"/>
      <style:text-properties fo:font-size="13pt" style:font-size-asian="13pt" style:font-size-complex="13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3pt" style:font-size-asian="13pt" style:font-size-complex="13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font-size="13pt" fo:language="fr" fo:country="FR" style:letter-kerning="false" style:font-name-asian="Calibri1" style:font-size-asian="13pt" style:language-asian="en" style:country-asian="US" style:font-size-complex="13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15%" fo:text-align="justify" style:justify-single-word="false" fo:orphans="0" fo:widows="0" fo:hyphenation-ladder-count="no-limit"/>
      <style:text-properties fo:font-size="13pt" fo:language="fr" fo:country="FR" style:letter-kerning="false" style:font-name-asian="Calibri1" style:font-size-asian="13pt" style:language-asian="en" style:country-asian="US" style:font-size-complex="13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3pt" fo:language="fr" fo:country="FR" style:letter-kerning="false" style:font-name-asian="Calibri1" style:font-size-asian="13pt" style:language-asian="en" style:country-asian="US" style:font-size-complex="13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T1" style:family="text">
      <style:text-properties fo:font-size="13pt" fo:language="fr" fo:country="FR" style:letter-kerning="false" style:font-name-asian="Calibri1" style:font-size-asian="13pt" style:language-asian="en" style:country-asian="US" style:font-size-complex="13pt" style:language-complex="ar" style:country-complex="SA"/>
    </style:style>
    <style:style style:name="T2" style:family="text">
      <style:text-properties fo:font-size="14pt" fo:language="fr" fo:country="FR" style:letter-kerning="false" style:font-name-asian="Calibri1" style:font-size-asian="14pt" style:language-asian="en" style:country-asian="US" style:font-size-complex="14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criptions :</text:p>
      <text:p text:style-name="P5"/>
      <text:p text:style-name="P1">Cas « Créer un compte »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Nom : <text:s text:c="28"/>Créer un compte</text:p>
            <text:p text:style-name="P11">Objectif : <text:s text:c="23"/>Créer un compte dans l’application</text:p>
            <text:p text:style-name="P11">Acteurs principaux : <text:s text:c="4"/>Utilisateur</text:p>
            <text:p text:style-name="P11">Acteurs secondaires : <text:s text:c="2"/>Base de Données</text:p>
          </table:table-cell>
        </table:table-row>
        <table:table-row table:style-name="Table1.1">
          <table:table-cell table:style-name="Table1.A1" office:value-type="string">
            <text:p text:style-name="P12">Conditions Initiales : <text:s text:c="3"/>-les données du compte a créer ne doivent pas déjà</text:p>
            <text:p text:style-name="P12"><text:s text:c="42"/>exister dans la base de données.</text:p>
            <text:p text:style-name="P8"/>
            <text:p text:style-name="P11">Scénario d’utilisation : -l’utilisateur rentre ses données</text:p>
            <text:p text:style-name="P11"><text:s text:c="41"/>-les données sont examinées par la base de données</text:p>
            <text:p text:style-name="P11"><text:s text:c="41"/>-Si elles n’existent pas déjà (condition de fin 1)</text:p>
            <text:p text:style-name="P11"><text:s text:c="44"/>Sinon (condition de fin 2)</text:p>
            <text:p text:style-name="P8"/>
            <text:p text:style-name="P11">Conditions de fin : <text:s text:c="6"/>1) Le compte est créé et enregistré avec succès</text:p>
            <text:p text:style-name="P11"><text:s text:c="40"/>2) Le compte n’est pas créée car les données existent</text:p>
            <text:p text:style-name="P11"><text:s text:c="45"/>déjà dans la base de données et lancement d’un message</text:p>
            <text:p text:style-name="P11"><text:s text:c="45"/>d’erreur</text:p>
          </table:table-cell>
        </table:table-row>
      </table:table>
      <text:p text:style-name="P4"/>
      <text:p text:style-name="P1">Cas « Se connecter à un compte »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Nom : <text:s text:c="28"/>Se connecter à un compte</text:p>
            <text:p text:style-name="P11">Objectif : <text:s text:c="23"/>Se connecter à un compte dans l’application</text:p>
            <text:p text:style-name="P11">Acteurs principaux : <text:s text:c="4"/>Utilisateur</text:p>
            <text:p text:style-name="P11">Acteurs secondaires : <text:s text:c="2"/>Base de Données</text:p>
          </table:table-cell>
        </table:table-row>
        <table:table-row table:style-name="Table2.1">
          <table:table-cell table:style-name="Table2.A1" office:value-type="string">
            <text:p text:style-name="P12">Conditions Initiales : <text:s text:c="3"/>-les données du compte doivent exister </text:p>
            <text:p text:style-name="P12"/>
            <text:p text:style-name="P11">Scénario d’utilisation : -l’utilisateur rentre ses données</text:p>
            <text:p text:style-name="P11"><text:s text:c="41"/>-les données sont examinées par la base de données</text:p>
            <text:p text:style-name="P11"><text:s text:c="41"/>-Si elles existent déjà (condition de fin 1)</text:p>
            <text:p text:style-name="P11"><text:s text:c="44"/>sinon (condition de fin 2)</text:p>
            <text:p text:style-name="P8"/>
            <text:p text:style-name="P11">Conditions de fin : <text:s text:c="6"/>1) Le compte existe, la connexion est effectuée</text:p>
            <text:p text:style-name="P13"><text:s text:c="40"/>2) Le compte n’existe pas, connexion impossible</text:p>
            <text:p text:style-name="P14"><text:span text:style-name="T2"><text:s text:c="45"/></text:span><text:span text:style-name="T1">et lancement d’un message d’erreur</text:span></text:p>
          </table:table-cell>
        </table:table-row>
      </table:table>
      <text:p text:style-name="P1"><text:soft-page-break/>Cas « Modifier des informations »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Nom : <text:s text:c="28"/>Modifier des informations</text:p>
            <text:p text:style-name="P11">Objectif : <text:s text:c="23"/>Modifier des informations du compte</text:p>
            <text:p text:style-name="P11">Acteurs principaux : <text:s text:c="4"/>Utilisateur</text:p>
            <text:p text:style-name="P11">Acteurs secondaires : <text:s text:c="2"/>Base de Données</text:p>
          </table:table-cell>
        </table:table-row>
        <table:table-row table:style-name="Table3.1">
          <table:table-cell table:style-name="Table3.A1" office:value-type="string">
            <text:p text:style-name="P12">Conditions Initiales : <text:s text:c="3"/>-les données du compte doivent exister dans la base de</text:p>
            <text:p text:style-name="P12"><text:s text:c="42"/>données</text:p>
            <text:p text:style-name="P12"><text:s text:c="41"/>-l’utilisateur doit être connecté</text:p>
            <text:p text:style-name="P9"/>
            <text:p text:style-name="P11">Scénario d’utilisation : -l’utilisateur modifie des données</text:p>
            <text:p text:style-name="P11"><text:s text:c="41"/>-les données sont examinées par la base de données</text:p>
            <text:p text:style-name="P11"><text:s text:c="41"/>-S’il n’y a pas de modifications (condition de fin 1), si les</text:p>
            <text:p text:style-name="P11"><text:s text:c="43"/>données existent (condition de fin 2), sinon (condition de</text:p>
            <text:p text:style-name="P11"><text:s text:c="43"/>fin 3)</text:p>
            <text:p text:style-name="P8"/>
            <text:p text:style-name="P11">Conditions de fin : <text:s text:c="6"/>1) Aucune modification : aucun changement</text:p>
            <text:p text:style-name="P13"><text:s text:c="40"/>2) Les modifications sont appliquées et les données sont</text:p>
            <text:p text:style-name="P13"><text:s text:c="44"/>enregistrées</text:p>
            <text:p text:style-name="P13"><text:s text:c="40"/>3) Modification des données existantes : impossible. Envoi</text:p>
            <text:p text:style-name="P13"><text:s text:c="43"/>d’un message d’erreur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as « Rechercher des composants »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Nom : <text:s text:c="28"/>Rechercher des composants</text:p>
            <text:p text:style-name="P11">Objectif : <text:s text:c="23"/>Rechercher des composants (item) en fonction de paramètres</text:p>
            <text:p text:style-name="P11"><text:s text:c="41"/>précis</text:p>
            <text:p text:style-name="P11">Acteurs principaux : <text:s text:c="4"/>Utilisateur</text:p>
            <text:p text:style-name="P11">Acteurs secondaires : <text:s text:c="2"/>Base de Données</text:p>
          </table:table-cell>
        </table:table-row>
        <table:table-row table:style-name="Table4.1">
          <table:table-cell table:style-name="Table4.A1" office:value-type="string">
            <text:p text:style-name="P12">Conditions Initiales : <text:s text:c="3"/>-les composants doivent exister dans la base de données</text:p>
            <text:p text:style-name="P9"/>
            <text:p text:style-name="P11">Scénario d’utilisation : -l’utilisateur initie le ou les paramètres de recherche</text:p>
            <text:p text:style-name="P11"><text:s text:c="41"/>-les paramètres sont examinées par la base de données</text:p>
            <text:p text:style-name="P11"><text:s text:c="41"/>-Si les paramètres correspondent à des composants</text:p>
            <text:p text:style-name="P11"><text:s text:c="42"/>(condition de fin 1), sinon (condition de fin 2)</text:p>
            <text:p text:style-name="P8"/>
            <text:p text:style-name="P11">Conditions de fin : <text:s text:c="6"/>1) Affichage des composants correspondants aux</text:p>
            <text:p text:style-name="P11"><text:s text:c="41"/>paramètres</text:p>
            <text:p text:style-name="P13"><text:s text:c="40"/>2) Rien n’est affiché</text:p>
            <text:p text:style-name="P10"/>
          </table:table-cell>
        </table:table-row>
      </table:table>
      <text:p text:style-name="P1"/>
      <text:p text:style-name="P1">Cas « Cliquer sur un composant »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Nom : <text:s text:c="28"/>Cliquer sur un composant</text:p>
            <text:p text:style-name="P11">Objectif : <text:s text:c="23"/>Réaliser une action en fonction du clic</text:p>
            <text:p text:style-name="P11">Acteurs principaux : <text:s text:c="4"/>Utilisateur</text:p>
            <text:p text:style-name="P11">Acteurs secondaires : <text:s text:c="2"/>Base de Données</text:p>
          </table:table-cell>
        </table:table-row>
        <table:table-row table:style-name="Table5.1">
          <table:table-cell table:style-name="Table5.A1" office:value-type="string">
            <text:p text:style-name="P12">Conditions Initiales : <text:s text:c="3"/>-le composant doit exister dans la base de données</text:p>
            <text:p text:style-name="P9"/>
            <text:p text:style-name="P11">Scénario d’utilisation : -l’utilisateur clique sur le composant</text:p>
            <text:p text:style-name="P11"><text:s text:c="41"/>-Si le clic est un clic droit (condition de fin 1), sinon</text:p>
            <text:p text:style-name="P11"><text:s text:c="42"/>(condition de fin 2)</text:p>
            <text:p text:style-name="P8"/>
            <text:p text:style-name="P11">Conditions de fin : <text:s text:c="6"/>1) Ajout du composant au set actuel</text:p>
            <text:p text:style-name="P13"><text:s text:c="40"/>2) Affichage des informations du composant</text:p>
            <text:p text:style-name="P10"/>
          </table:table-cell>
        </table:table-row>
      </table:table>
      <text:p text:style-name="P1"/>
      <text:p text:style-name="P1"/>
      <text:p text:style-name="P3"><text:soft-page-break/>Cas « Gérer des sets »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Nom : <text:s text:c="28"/>Gérer des sets</text:p>
            <text:p text:style-name="P11">Objectif : <text:s text:c="23"/>Créer, modifier, importer ou exporter des sets</text:p>
            <text:p text:style-name="P11">Acteurs principaux : <text:s text:c="4"/>Utilisateur</text:p>
            <text:p text:style-name="P11">Acteurs secondaires : <text:s text:c="2"/>Base de Données</text:p>
          </table:table-cell>
        </table:table-row>
        <table:table-row table:style-name="Table6.1">
          <table:table-cell table:style-name="Table6.A1" office:value-type="string">
            <text:p text:style-name="P12">Conditions Initiales : <text:s text:c="3"/>-le set doit exister dans la base de données pour le modifier</text:p>
            <text:p text:style-name="P12"><text:s text:c="42"/>ou l’exporter</text:p>
            <text:p text:style-name="P12"><text:s text:c="41"/>-le set ne doit pas exister pour le créer ou l’importer</text:p>
            <text:p text:style-name="P9"/>
            <text:p text:style-name="P11">Scénario d’utilisation : -l’utilisateur interagi avec un set</text:p>
            <text:p text:style-name="P11"><text:s text:c="41"/>-si le set existe et que l’utilisateur veut le modifier ou</text:p>
            <text:p text:style-name="P11"><text:s text:c="41"/>l’exporter (condition de fin 1) sinon (condition de fin 2)</text:p>
            <text:p text:style-name="P11"><text:s text:c="41"/>-si le set n’existe pas et que l’utilisateur veut le créer ou</text:p>
            <text:p text:style-name="P11"><text:s text:c="41"/>l’importer (condition de fin 3) sinon condition de fin 4)</text:p>
            <text:p text:style-name="P8"/>
            <text:p text:style-name="P8"/>
            <text:p text:style-name="P11">Conditions de fin : <text:s text:c="6"/>1) Modification / Exportation réussie</text:p>
            <text:p text:style-name="P13"><text:s text:c="40"/>2) Modification / Exportation n’a pas fonctionné et message</text:p>
            <text:p text:style-name="P13"><text:s text:c="44"/>d’erreur</text:p>
            <text:p text:style-name="P13"><text:s text:c="40"/>3) Création / Importation réussie</text:p>
            <text:p text:style-name="P13"><text:s text:c="40"/>4) Création / Importation n’a pas fonctionné et message</text:p>
            <text:p text:style-name="P13"><text:s text:c="44"/>d’erreur</text:p>
            <text:p text:style-name="P1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17:00</meta:creation-date>
    <meta:initial-creator>Jordan Gadet</meta:initial-creator>
    <dc:language>en-GB</dc:language>
    <dc:date>2021-05-30T19:00:44.439000000</dc:date>
    <meta:editing-cycles>25</meta:editing-cycles>
    <meta:editing-duration>PT3H40M15S</meta:editing-duration>
    <meta:generator>LibreOffice/7.1.3.2$Windows_X86_64 LibreOffice_project/47f78053abe362b9384784d31a6e56f8511eb1c1</meta:generator>
    <meta:document-statistic meta:table-count="6" meta:image-count="0" meta:object-count="0" meta:page-count="4" meta:paragraph-count="91" meta:word-count="648" meta:character-count="6040" meta:non-whitespace-character-count="3335"/>
    <meta:user-defined meta:name="AppVersion">15.0000</meta:user-defined>
    <meta:template xlink:type="simple" xlink:actuate="onRequest" xlink:title="Normal.dotm" xlink:href=""/>
  </office:meta>
</office:document-meta>
</file>